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Times New Roman1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3"><text:span text:style-name="T11">do text</text:span></text:p><text:p text:style-name="P3"><text:span text:style-name="T11">from document(at=header, format='odt')</text:span></text:p></office:annotation>Import depuis header.odt</text:p></draw:text-box></draw:frame> <text:text-input text:description="Date">urbanEventObj.getFormattedDate(withCityNamePrefix=True)</text:text-input></text:p>
      <text:p text:style-name="UrbanBody"/>
      <text:p text:style-name="UrbanBody"/>
      <text:p text:style-name="UrbanBody"><draw:frame draw:style-name="fr1" draw:name="Cadre1" text:anchor-type="paragraph" svg:x="7.796cm" svg:y="0.051cm" svg:width="8.511cm" svg:height="3.256cm" draw:z-index="1"><draw:text-box><text:p text:style-name="Standard"><text:span text:style-name="T2"><office:annotation><dc:creator>sde </dc:creator><dc:date>2011-07-27T10:01:44</dc:date><text:p text:style-name="P2"><text:span text:style-name="T7">do text if not len(self.getApplicants()) &gt; 1</text:span></text:p><text:p text:style-name="P2"><text:span text:style-name="T6">from xhtml(self.portal_urban.decorateHTML('UrbanBody',applicantobj.getSignaletic(withaddress=True,linebyline=True)))</text:span></text:p></office:annotation></text:span><text:span text:style-name="T2">Titre Nom Prénom<text:line-break/>Adresse ligne1<text:line-break/>Adresse ligne2</text:span></text:p><text:p text:style-name="Standard"><text:span text:style-name="T2"><office:annotation><dc:creator>sde </dc:creator><dc:date>2011-07-27T10:01:59</dc:date><text:p text:style-name="P2"><text:span text:style-name="T7">do text if len(self.getApplicants()) &gt; 1</text:span></text:p></office:annotation></text:span><text:span text:style-name="T2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Standard"/><text:p text:style-name="Standard"/><text:p text:style-name="Standard"><office:annotation><dc:creator>sge </dc:creator><dc:date>2011-08-09T15:36:30</dc:date><text:p text:style-name="P2"><text:span text:style-name="T10">do text if len(self.getApplicants()) &gt; 1</text:span></text:p></office:annotation><text:text-input text:description="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Transmis de la décision concernant une division</text:p>
      <text:p text:style-name="UrbanBody"/>
      <text:p text:style-name="UrbanBody"><text:span text:style-name="T4"><office:annotation><dc:creator>sde </dc:creator><dc:date>2011-07-27T10:02:17</dc:date><text:p text:style-name="P2"><text:span text:style-name="T7">do text</text:span></text:p><text:p text:style-name="P2"><text:span text:style-name="T6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2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2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 </text:span><text:text-input text:description="Situation des travaux">self.getWorkLocationSignaletic()</text:text-input></text:p>
      <text:p text:style-name="UrbanBody"><text:span text:style-name="T5">Référence cadastrale :</text:span> <text:text-input text:description="Bien-Parcelles">self.getPortionOutsText()</text:text-input></text:p>
      <text:p text:style-name="UrbanBody"><text:span text:style-name="T5">Correspondant :</text:span> <text:text-input text:description="Agent traitant-Nom">self.getFoldermanagers().getName1()</text:text-input> <text:text-input text:description="Agent traitant-Prénom">self.getFoldermanagers().getName2()</text:text-input>, <text:s/><text:text-input text:description="Agent traitant-Téléphone">self.getFoldermanagers().getPhone()</text:text-input></text:p>
      <text:p text:style-name="UrbanBody"/>
      <text:p text:style-name="UrbanBody"><office:annotation><dc:creator>Gauthier Bastien</dc:creator><dc:date>2011-02-21T09:23:46</dc:date><text:p text:style-name="P2"><text:span text:style-name="T6">do text if not len(self.getApplicants()) &gt; 1</text:span></text:p></office:annotation><text:text-input text:description="Notaire-Titre">self.displayValue(self.getNotaryContact()[0].Vocabulary('personTitle')[0], self.getNotaryContact()[0].getPersonTitle())</text:text-input>,</text:p>
      <text:p text:style-name="UrbanBody"><office:annotation><dc:creator>Gauthier Bastien</dc:creator><dc:date>2011-02-21T09:23:46</dc:date><text:p text:style-name="P2"><text:span text:style-name="T6">do text if len(self.getApplicants()) &gt; 1</text:span></text:p></office:annotation><text:span text:style-name="T1">&lt;%Titre%&gt;</text:span>,</text:p>
      <text:p text:style-name="UrbanBody"/>
      <text:p text:style-name="UrbanBody">Nous vous envoyons, accompagnant la présente, la délibération prise en date du 30 septembre 2011 par notre Collège communal, concernant votre demande dont question sous objet.</text:p>
      <text:p text:style-name="UrbanBody"/>
      <text:p text:style-name="UrbanBody"><office:annotation><dc:creator>Gauthier Bastien</dc:creator><dc:date>2011-02-21T09:23:46</dc:date><text:p text:style-name="P2"><text:span text:style-name="T6">do text if not len(self.getApplicants()) &gt; 1</text:span></text:p></office:annotation>Demeurant à votre disposition, nous vous prions d'agréer, <text:text-input text:description="Notaire-Titre">self.displayValue(self.getNotaryContact()[0].Vocabulary('personTitle')[0], self.getNotaryContact()[0].getPersonTitle())</text:text-input>, nos salutations distinguées.</text:p>
      <text:p text:style-name="UrbanBody"><office:annotation><dc:creator>Gauthier Bastien</dc:creator><dc:date>2011-02-21T09:23:46</dc:date><text:p text:style-name="P2"><text:span text:style-name="T6">do text if len(self.getApplicants()) &gt; 1</text:span></text:p></office:annotation>Demeurant à votre disposition, nous vous prions d'agréer, <text:span text:style-name="T1">&lt;%Titre%&gt;</text:span>, nos salutations distinguées.</text:p>
      <text:p text:style-name="UrbanBody"/>
      <text:p text:style-name="UrbanBody"/>
      <text:p text:style-name="UrbanBody"><text:span text:style-name="T3"><office:annotation><dc:creator>sde </dc:creator><dc:date>2011-07-27T10:02:32</dc:date><text:p text:style-name="P2"><text:span text:style-name="T7">do text</text:span></text:p><text:p text:style-name="P2"><text:span text:style-name="T6">from document(at=signatures, format='odt')</text:span></text:p></office:annotation></text:span><text:span text:style-name="T3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de </meta:initial-creator>
    <meta:creation-date>2011-07-26T09:39:57</meta:creation-date>
    <dc:date>2011-09-23T14:17:01</dc:date>
    <dc:creator>sde </dc:creator>
    <meta:editing-duration>PT7H59M34S</meta:editing-duration>
    <meta:editing-cycles>43</meta:editing-cycles>
    <meta:generator>LibreOffice/3.3$Unix LibreOffice_project/330m19$Build-301</meta:generator>
    <meta:document-statistic meta:table-count="0" meta:image-count="0" meta:object-count="0" meta:page-count="1" meta:paragraph-count="21" meta:word-count="109" meta:character-count="1310"/>
  </office:meta>
</office:document-meta>
</file>